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4.53mm"/>
    </style:style>
    <style:style style:name="co3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Entities fil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Basic Formal Ontologies</text:p>
          </table:table-cell>
          <table:table-cell office:value-type="string" calcext:value-type="string">
            <text:p><text:a xlink:href="https://raw.githubusercontent.com/BFO-ontology/BFO/v2.0/bfo.owl" xlink:type="simple">https://raw.githubusercontent.com/BFO-ontology/BFO/v2.0/bfo.owl</text:a></text:p>
          </table:table-cell>
          <table:table-cell office:value-type="string" calcext:value-type="string">
            <text:p>bfo_cdno.entities.ods</text:p>
          </table:table-cell>
          <table:table-cell/>
        </table:table-row>
        <table:table-row table:style-name="ro1">
          <table:table-cell office:value-type="string" calcext:value-type="string">
            <text:p>Chemical Entities for Biological Interest</text:p>
          </table:table-cell>
          <table:table-cell office:value-type="string" calcext:value-type="string">
            <text:p><text:a xlink:href="ftp://ftp.ebi.ac.uk/pub/databases/chebi/ontology/chebi.owl" xlink:type="simple">ftp://ftp.ebi.ac.uk/pub/databases/chebi/ontology/chebi.owl</text:a></text:p>
          </table:table-cell>
          <table:table-cell office:value-type="string" calcext:value-type="string">
            <text:p>chebi_cdno_entities.ods</text:p>
          </table:table-cell>
          <table:table-cell/>
        </table:table-row>
        <table:table-row table:style-name="ro1">
          <table:table-cell office:value-type="string" calcext:value-type="string">
            <text:p>Phenotype And trait Ontology</text:p>
          </table:table-cell>
          <table:table-cell office:value-type="string" calcext:value-type="string">
            <text:p>https://raw.githubusercontent.com/pato-ontology/pato/master/pato.owl</text:p>
          </table:table-cell>
          <table:table-cell office:value-type="string" calcext:value-type="string">
            <text:p>pato_cdno_entities.ods</text:p>
          </table:table-cell>
          <table:table-cell/>
        </table:table-row>
        <table:table-row table:style-name="ro1">
          <table:table-cell office:value-type="string" calcext:value-type="string">
            <text:p>Plant Ontology</text:p>
          </table:table-cell>
          <table:table-cell office:value-type="string" calcext:value-type="string">
            <text:p><text:a xlink:href="https://raw.githubusercontent.com/Planteome/plant-ontology/master/po.owl" xlink:type="simple">https://raw.githubusercontent.com/Planteome/plant-ontology/master/po.owl</text:a></text:p>
          </table:table-cell>
          <table:table-cell office:value-type="string" calcext:value-type="string">
            <text:p>po_cdno_entities.o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5:28:22.155424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7:03:04.235386002</meta:creation-date>
    <dc:date>2019-01-31T15:29:14.645773990</dc:date>
    <meta:editing-duration>PT9M29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